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8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4772in"/>
    </style:style>
    <style:style style:name="co5" style:family="table-column">
      <style:table-column-properties fo:break-before="auto" style:column-width="4.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 style:data-style-name="N131">
      <style:table-cell-properties fo:background-color="#eeeeee" fo:border="0.06pt solid #000000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default-cell-style-name="ce29"/>
        <table:table-column table:style-name="co5" table:default-cell-style-name="ce24"/>
        <table:table-row table:style-name="ro1">
          <table:table-cell table:style-name="ce3" office:value-type="string" calcext:value-type="string">
            <text:p>UUID</text:p>
          </table:table-cell>
          <table:table-cell table:style-name="ce17" office:value-type="string" calcext:value-type="string">
            <text:p>Original Classification</text:p>
          </table:table-cell>
          <table:table-cell table:style-name="ce17" office:value-type="string" calcext:value-type="string">
            <text:p>Manual Classification</text:p>
          </table:table-cell>
          <table:table-cell table:style-name="ce17" office:value-type="string" calcext:value-type="string">
            <text:p>Issue</text:p>
          </table:table-cell>
          <table:table-cell table:style-name="ce23" office:value-type="string" calcext:value-type="string">
            <text:p>Explanation</text:p>
          </table:table-cell>
        </table:table-row>
        <table:table-row table:style-name="ro1">
          <table:table-cell table:style-name="ce11" office:value-type="string" calcext:value-type="string">
            <text:p>88b220d1-fc0c-41a5-b89a-13d34421fc84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85b6642f-8c78-4380-8053-c4d7dfbd2b4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92f2a863-d55f-48c8-adcf-6aa2af3fa7d7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e9319018-2bdb-4768-b46b-0b0d5bbc34b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3aad09bf-8857-4ce9-bc47-7a5e0b05b2f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ad4db8e3-aedf-4df6-9872-3db08aa6c6ba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83e7f23d-e17d-429f-864a-7917c86e397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4b805067-79fa-4120-9dd2-739a5f79f0f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190683de-c3f5-4b03-8f5b-c7ecffafb75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1de7e8df-1383-4348-b5c7-1193b8ae87a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0aa2844-4f20-40ee-a2a0-e63c3b911a5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058fca09-37ec-46c1-abc7-1a9e73007a9e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795fb027-3a5e-44da-bc80-7572fab4dd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0d652e4c-b417-4277-a70f-1331d60aabb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9b24b79-fea2-4a82-b83b-41f9912e1b0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dc9220d2-7fd2-45bd-9434-f7978f41b97b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00e9a35f-9d62-421b-9498-eaf2f0c15c54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e90949ce-62b0-484a-bd26-8f692bc254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84907c91-2bfc-4314-b531-72a45b1c935b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cb946e3d-1f7e-46cd-b222-ad7407c6878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55f0017-a708-485d-9aed-68abdc6c7fd8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2473d147-6aa9-44cb-b59c-855b0e54e30c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bdc95764-b3d6-4246-803d-270e8bbc6de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1f5abeea-1ba7-4b0f-9330-c358273addb2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97d5ce74-518f-4207-89c4-701207293d7c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dening/Narrowing issue</text:p>
          </table:table-cell>
        </table:table-row>
        <table:table-row table:style-name="ro1">
          <table:table-cell office:value-type="string" calcext:value-type="string">
            <text:p>2c3a6900-ab3f-4987-bdeb-c0f75967b710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vocation of abstract method</text:p>
          </table:table-cell>
        </table:table-row>
        <table:table-row table:style-name="ro1">
          <table:table-cell office:value-type="string" calcext:value-type="string">
            <text:p>a172f89c-ed5a-4dfd-953a-33b183c00d06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52a66c6-3ca8-4fbd-8648-44769dac459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99566d88-9876-492c-83b9-8fb058b7e797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d0216108-619f-4a82-949f-3a4d5b73c74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3a82288-0eae-43dd-928a-ea60f226e6ff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handled checked exception</text:p>
          </table:table-cell>
        </table:table-row>
        <table:table-row table:style-name="ro1">
          <table:table-cell office:value-type="string" calcext:value-type="string">
            <text:p>abe50851-ddef-4a29-afb5-a75c2ec4a8d8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a5c5c8db-383c-4ede-a198-9671d5b38ae6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ting to removed supertype</text:p>
          </table:table-cell>
        </table:table-row>
        <table:table-row table:style-name="ro1">
          <table:table-cell office:value-type="string" calcext:value-type="string">
            <text:p>9610fa43-4756-4c0d-b241-25913b80bf09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ed3b4eaf-0eb1-4131-b82a-db6bb2b8d10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a4ab0e56-d8d9-48bc-b6ad-1cc56630a571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ting is omitted in narrowing case</text:p>
          </table:table-cell>
        </table:table-row>
        <table:table-row table:style-name="ro1">
          <table:table-cell office:value-type="string" calcext:value-type="string">
            <text:p>7491a25a-6ee1-47f1-95c9-26e6444321a5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437e582-937a-46a4-9b00-09302eadd163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recated members coming from transitive supertypes</text:p>
          </table:table-cell>
        </table:table-row>
        <table:table-row table:style-name="ro1">
          <table:table-cell office:value-type="string" calcext:value-type="string">
            <text:p>4691b6ea-d58a-4657-99c2-cbcb89bfa5a3</text:p>
          </table:table-cell>
          <table:table-cell table:number-columns-repeated="2"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complete information due to shadow objects</text:p>
          </table:table-cell>
        </table:table-row>
        <table:table-row table:style-name="ro1">
          <table:table-cell office:value-type="string" calcext:value-type="string">
            <text:p>92e5465c-e819-4180-8f74-730d9ad4ddf2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11f659bb-7204-401b-be49-9bb79635986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588ea045-a43f-4791-917d-dda4406cb8e2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d609692-e153-4843-9b81-0632d6de74f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d71103d-0a23-482c-b365-aaab57781f1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fd44d8f5-4ab4-4801-94aa-cbd3ca462d3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d7c96e22-4099-496c-8a76-68ca93a31e63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ef114e3-3aca-4b6f-bae3-10456077b968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944e9444-f869-447f-b49f-e330616b22fe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bfa41658-02d8-484d-9f62-b96bbd7ea627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eeb8c7fd-80a9-422f-a654-1dba194149d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9c99100a-3cfd-4859-be2f-de2750a5e60b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6edc75c7-6c2f-4ef4-ada9-0ed311a4d576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implemented BC</text:p>
          </table:table-cell>
        </table:table-row>
        <table:table-row table:style-name="ro1">
          <table:table-cell office:value-type="string" calcext:value-type="string">
            <text:p>d2f5c350-213e-4a4b-8427-a90b1b6bc385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f8d757e8-a75b-49f4-ab9c-a94dc24136b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56ebb30-7b55-49d5-98ae-e0585b66249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86496cb3-3fbd-4b8f-bdc3-c0574f0e1000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17b455dd-3986-41b1-850d-4b1bcb589851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5269170b-1b47-45e1-9360-d0683aed02b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a1ab5a85-a4cc-4644-b1d8-bb5364166043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970b5b78-8f55-4348-a529-fd1529be5dac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447c5adf-fe14-44b9-a381-7f051f1753bf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22bc3934-7861-4cf8-8c77-e52fd862b21e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be5e6754-6305-4aed-93f5-c3f2b7e784b9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cc503fc8-0188-4d31-b2b8-fcad4d932466</text:p>
          </table:table-cell>
          <table:table-cell office:value-type="string" calcext:value-type="string">
            <text:p>F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rning on static field access</text:p>
          </table:table-cell>
        </table:table-row>
        <table:table-row table:style-name="ro1">
          <table:table-cell office:value-type="string" calcext:value-type="string">
            <text:p>8a6e3e76-d9a2-464b-b48a-246ce5f87e7a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82b094f7-7c7b-4c7d-b695-ae0b1dd7e226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2d775626-9106-4d22-969b-64daf58ddc5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>
          <table:table-cell office:value-type="string" calcext:value-type="string">
            <text:p>0fde1ddf-ca1e-4646-a27f-b02be0ebd670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issing type hierarchy information when dealing with interfaces</text:p>
          </table:table-cell>
        </table:table-row>
        <table:table-row table:style-name="ro1">
          <table:table-cell office:value-type="string" calcext:value-type="string">
            <text:p>23a7deee-6b65-4b2f-8f5d-65a0700014b7</text:p>
          </table:table-cell>
          <table:table-cell table:number-columns-repeated="2" office:value-type="string" calcext:value-type="string">
            <text:p>F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information about generics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13"/>
          <table:table-cell table:style-name="ce19" office:value-type="string" calcext:value-type="string">
            <text:p>Original Classification</text:p>
          </table:table-cell>
          <table:table-cell table:style-name="ce19" office:value-type="string" calcext:value-type="string">
            <text:p>Manual Classification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FP</text:p>
          </table:table-cell>
          <table:table-cell table:style-name="ce20" table:formula="of:=COUNTIF([.B2:.B70]; &quot;FP&quot;)" office:value-type="float" office:value="39" calcext:value-type="float">
            <text:p>39</text:p>
          </table:table-cell>
          <table:table-cell table:style-name="ce20" table:formula="of:=COUNTIF([.C2:.C70]; &quot;FP&quot;)"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FN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COUNTIF([.C2:.C70]; &quot;FN&quot;)"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TP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table:formula="of:=[.B77]+COUNTIF([.C2:.C70]; &quot;TP&quot;)" office:value-type="float" office:value="356" calcext:value-type="float">
            <text:p>356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Discarded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COUNTIF([.C2:.C70]; &quot;-&quot;)"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20" table:formula="of:=SUM([.B75:.B77])" office:value-type="float" office:value="399" calcext:value-type="float">
            <text:p>399</text:p>
          </table:table-cell>
          <table:table-cell table:style-name="ce20" table:formula="of:=SUM([.C75:.C77])" office:value-type="float" office:value="389" calcext:value-type="float">
            <text:p>389</text:p>
          </table:table-cell>
          <table:table-cell table:style-name="Default" table:number-columns-repeated="2"/>
        </table:table-row>
        <table:table-row table:style-name="ro1">
          <table:table-cell table:style-name="ce10"/>
          <table:table-cell table:style-name="Default" table:number-columns-repeated="4"/>
        </table:table-row>
        <table:table-row table:style-name="ro1">
          <table:table-cell table:style-name="ce15" office:value-type="string" calcext:value-type="string">
            <text:p>Precision</text:p>
          </table:table-cell>
          <table:table-cell table:style-name="ce22" table:formula="of:=[.B77]/([.B77]+[.B75])" office:value-type="float" office:value="0.894308943089431" calcext:value-type="float">
            <text:p>0.8943</text:p>
          </table:table-cell>
          <table:table-cell table:style-name="ce22" table:formula="of:=[.C77]/([.C77]+[.C75])" office:value-type="float" office:value="0.964769647696477" calcext:value-type="float">
            <text:p>0.9648</text:p>
          </table:table-cell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Recall</text:p>
          </table:table-cell>
          <table:table-cell table:style-name="ce22" table:formula="of:=[.B77]/([.B77]+[.B76])" office:value-type="float" office:value="0.916666666666667" calcext:value-type="float">
            <text:p>0.9167</text:p>
          </table:table-cell>
          <table:table-cell table:style-name="ce22" table:formula="of:=[.C77]/([.C77]+[.C76])" office:value-type="float" office:value="0.946808510638298" calcext:value-type="float">
            <text:p>0.9468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5:40:09.728764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na </meta:initial-creator>
    <meta:creation-date>2022-04-22T17:57:39.908177033</meta:creation-date>
    <dc:date>2022-05-16T16:07:43.039921031</dc:date>
    <dc:creator>Lina </dc:creator>
    <meta:editing-duration>PT8H8M25S</meta:editing-duration>
    <meta:editing-cycles>41</meta:editing-cycles>
    <meta:generator>LibreOffice/7.1.7.2$Linux_X86_64 LibreOffice_project/10$Build-2</meta:generator>
    <meta:document-statistic meta:table-count="1" meta:cell-count="373" meta:object-count="0"/>
  </office:meta>
</office:document-meta>
</file>